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ÃO REPOUSES A TUA MÃO</text:h>
      <text:p text:style-name="First_20_paragraph">"Quem somente observa o vento, nunca semeará, e o que olha para as nuvens nunca segará. Semeia pela manhã a tua semente, e à tarde não repouses a tua mão, porque não sabes qual prosperará: se esta, se aquela, ou se ambas igualmente serão boas" <text:a xlink:type="simple" xlink:href="http://bibliaonline.com.br/acf/ec/11/4,6" text:style-name="Internet_20_link" text:visited-style-name="Visited_20_Internet_20_Link"><text:span text:style-name="Definition">Eclesiastes 11:4,6</text:span></text:a></text:p>
      <text:p text:style-name="Text_20_body">Paralisado como consequência de um acidente, um jovem chamado Pascal não tinha nenhuma companhia além daqueles que lhe prestavam cuidados. Condenado a permanecer inativo, passou a ler a Bíblia e Deus acabou por falar ao seu coração. Primeiro lhe mostrou o seu estado pecaminoso e então lhe apresentou ao Salvador, Jesus, o Filho amado de Deus, morto pelos pecadores.</text:p>
      <text:p text:style-name="Text_20_body">Finalmente, Deus quis fazer deste jovem um servo Seu. Mas como poderia? Primeiro, Pascal começou a orar com assiduidade, enquanto perseverava na leitura e meditação da Palavra de Deus. Passou muito tempo falando com Deus: orações pelos seus, por seus vizinhos, amigos e por todos os homens. Logo, Pascal pensou que poderia servir a Deus copiando passagens das Escrituras em pedaços de papel e lançando-os pela janela, esperando que Deus viesse a tocar a consciência de algum transeunte.</text:p>
      <text:p text:style-name="Text_20_body">Foi desta maneira que um homem idoso encontrou no chão um daqueles pequenos textos e leu: "Crê no Senhor Jesus e serás salvo" (<text:a xlink:type="simple" xlink:href="http://bibliaonline.com.br/acf/atos/16/31" text:style-name="Internet_20_link" text:visited-style-name="Visited_20_Internet_20_Link"><text:span text:style-name="Definition">Atos. 16:31</text:span></text:a>). Desejou saber de onde vinha aquela mensagem e descobriu em Pascal alguém que tinha muitos motivos para se lamentar mas que, pelo contrário, irradiava alegria.</text:p>
      <text:p text:style-name="Text_20_body">Aquele testemunho vivo de um cristão cheio do amor de Deus tocou o coração do homem, o qual quis também conhecer a Jesus. Não demorou para que ambos, o jovem e o ancião, desfrutassem juntos da comunhão com o mesmo Salvador.</text:p>
      <text:p text:style-name="Text_20_body">Autor desconhec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ÃO REPOUSES A TUA MÃO</dc:title>
    <dc:date>2019-03-06T16:36:12.045357120</dc:date>
    <meta:editing-duration>PT18S</meta:editing-duration>
    <meta:editing-cycles>1</meta:editing-cycles>
    <meta:document-statistic meta:table-count="0" meta:image-count="0" meta:object-count="0" meta:page-count="1" meta:paragraph-count="8" meta:word-count="283" meta:character-count="1678" meta:non-whitespace-character-count="1402"/>
    <meta:generator>LibreOffice/6.0.7.3$Linux_X86_64 LibreOffice_project/00m0$Build-3</meta:generator>
  </office:meta>
</office:document-meta>
</file>